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sana Math" svg:font-family="'Asana Math'" style:font-pitch="variable"/>
    <style:font-face style:name="Cantarell" svg:font-family="Cantarell" style:font-pitch="variable"/>
    <style:font-face style:name="Junicode" svg:font-family="Junicode" style:font-pitch="variable"/>
    <style:font-face style:name="LMRomanDemi10" svg:font-family="LMRomanDemi10" style:font-pitch="variable"/>
    <style:font-face style:name="Linux Biolinum Shadow O" svg:font-family="'Linux Biolinum Shadow O'" style:font-pitch="variable"/>
    <style:font-face style:name="TeXGyreBonum" svg:font-family="TeXGyreBonum" style:font-pitch="variable"/>
    <style:font-face style:name="TeXGyreTermes" svg:font-family="TeXGyreTermes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Junicode" fo:font-size="500pt" fo:font-weight="bold" style:font-size-asian="500pt" style:font-weight-asian="bold" style:font-size-complex="50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Junicode" fo:font-size="44pt" fo:font-weight="bold" style:font-size-asian="44pt" style:font-weight-asian="bold" style:font-size-complex="4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</text:p>
      <text:p text:style-name="P2">Cäcilienschule Oldenbu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sana Math" svg:font-family="'Asana Math'" style:font-pitch="variable"/>
    <style:font-face style:name="Cantarell" svg:font-family="Cantarell" style:font-pitch="variable"/>
    <style:font-face style:name="Junicode" svg:font-family="Junicode" style:font-pitch="variable"/>
    <style:font-face style:name="LMRomanDemi10" svg:font-family="LMRomanDemi10" style:font-pitch="variable"/>
    <style:font-face style:name="Linux Biolinum Shadow O" svg:font-family="'Linux Biolinum Shadow O'" style:font-pitch="variable"/>
    <style:font-face style:name="TeXGyreBonum" svg:font-family="TeXGyreBonum" style:font-pitch="variable"/>
    <style:font-face style:name="TeXGyreTermes" svg:font-family="TeXGyreTermes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8:59:43</meta:creation-date>
    <dc:date>2013-02-13T19:03:20</dc:date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25" meta:non-whitespace-character-count="24"/>
    <meta:generator>LibreOffice/3.5$Linux_X86_64 LibreOffice_project/350m1$Build-2</meta:generator>
  </office:meta>
</office:document-meta>
</file>